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17-03-07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16-02-23 0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15-03-10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14-02-24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13-03-26 0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12-12-1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12-07-17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12-04-20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11-05-19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11-04-13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10-04-2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10-04-15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09-04-01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09-03-1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08-04-07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07-12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07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0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05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05-04-08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6672" calcext:value-type="float">
            <text:p>28.23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2004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1997-03-24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1996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1995-03-29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1994-04-0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1993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1992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1990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1988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1987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4342114385402</text:p>
          </table:table-cell>
          <table:table-cell office:value-type="string" calcext:value-type="string">
            <text:p>1983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